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T1" style:family="text">
      <style:text-properties fo:color="#e75c5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_5 = stock('A').chart_table(range='5y')</text:p>
      <text:p text:style-name="Standard">A_5 = A_5.rename(columns={'close':'A'})</text:p>
      <text:p text:style-name="Standard">AAPL_5 = stock('AAPL').chart_table(range='5y')</text:p>
      <text:p text:style-name="Standard">AAPL_5 = AAPL_5.rename(columns={'close':'AAPL'})</text:p>
      <text:p text:style-name="Standard">AMD_5 = stock('AMD').chart_table(range='5y')</text:p>
      <text:p text:style-name="Standard">AMD_5 = AMD_5.rename(columns={'close':'AMD'})</text:p>
      <text:p text:style-name="Standard">ARQL_5 = stock('ARQL').chart_table(range='5y')</text:p>
      <text:p text:style-name="Standard">ARQL_5 = ARQL_5.rename(columns={'close':'ARQL'})</text:p>
      <text:p text:style-name="Standard">AU_5 = stock('AU').chart_table(range='5y')</text:p>
      <text:p text:style-name="Standard">AU_5 = AU_5.rename(columns={'close':'AU'})</text:p>
      <text:p text:style-name="Standard">BHP_5 = stock('BHP').chart_table(range='5y')</text:p>
      <text:p text:style-name="Standard">BHP_5 = BHP_5.rename(columns={'close':'BHP'})</text:p>
      <text:p text:style-name="Standard">BLIN_5 <text:s/>= stock('BLIN').chart_table(range='5y')</text:p>
      <text:p text:style-name="Standard">BLIN_5 = BLIN_5.rename(columns={'close':'BLIN'})</text:p>
      <text:p text:style-name="Standard">BOSC_5 = stock('BOSC').chart_table(range='5y')</text:p>
      <text:p text:style-name="Standard">BOSC_5 = BOSC_5.rename(columns={'close':'BOSC'})</text:p>
      <text:p text:style-name="Standard">BP_5 = stock('BP').chart_table(range='5y')</text:p>
      <text:p text:style-name="Standard">BP_5 = BP_5.rename(columns={'close':'BP'})</text:p>
      <text:p text:style-name="Standard">BTI_5 = stock('BTI').chart_table(range='5y')</text:p>
      <text:p text:style-name="Standard">BTI_5 = BTI_5.rename(columns={'close':'BTI'})</text:p>
      <text:p text:style-name="Standard"/>
      <text:p text:style-name="Standard"/>
      <text:p text:style-name="Standard">df_5y = A_5[['date','A']]</text:p>
      <text:p text:style-name="Standard">df_5y = df_5y.join(AAPL_5['AAPL'])</text:p>
      <text:p text:style-name="Standard">df_5y = df_5y.join(AMD_5['AMD'])</text:p>
      <text:p text:style-name="Standard">df_5y = df_5y.join(ARQL_5['ARQL'])</text:p>
      <text:p text:style-name="Standard">df_5y = df_5y.join(AU_5['AU'])</text:p>
      <text:p text:style-name="Standard">df_5y = df_5y.join(BHP_5['BHP'])</text:p>
      <text:p text:style-name="Standard">df_5y = df_5y.join(BLIN_5['BLIN'])</text:p>
      <text:p text:style-name="Standard">df_5y = df_5y.join(BOSC_5['BOSC'])</text:p>
      <text:p text:style-name="Standard">df_5y = df_5y.join(BP_5['BP'])</text:p>
      <text:p text:style-name="Standard">df_5y = df_5y.join(BTI_5['BTI'])</text:p>
      <text:p text:style-name="Standard"/>
      <text:p text:style-name="Standard"/>
      <text:p text:style-name="P1"><text:span text:style-name="T1">ValueError</text:span>: Invalid range: '3y'. Valid chart types are , 5y, 2y, 1y, ytd, 6m, 3m, 1m, 1d, YYYYMMDD (int), datetime, dynamic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8:49:19.010176694</meta:creation-date>
    <meta:editing-duration>PT4M3S</meta:editing-duration>
    <meta:editing-cycles>2</meta:editing-cycles>
    <meta:generator>LibreOffice/6.0.3.2$Linux_X86_64 LibreOffice_project/00m0$Build-2</meta:generator>
    <dc:date>2018-07-11T18:53:19.925225856</dc:date>
    <meta:document-statistic meta:table-count="0" meta:image-count="0" meta:object-count="0" meta:page-count="1" meta:paragraph-count="32" meta:word-count="111" meta:character-count="1332" meta:non-whitespace-character-count="1250"/>
  </office:meta>
</office:document-meta>
</file>